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8.39999961853027pt" fo:letter-spacing="normal" fo:font-style="normal" fo:font-weight="normal"/>
    </style:style>
    <style:style style:name="T2" style:family="text">
      <style:text-properties fo:font-variant="normal" fo:text-transform="none" style:font-name="apple-system" fo:font-size="13pt" fo:letter-spacing="normal" fo:font-style="normal" fo:font-weight="normal" style:font-size-asian="13pt" style:font-size-complex="13pt"/>
    </style:style>
    <style:style style:name="T3" style:family="text">
      <style:text-properties fo:font-variant="normal" fo:text-transform="none" style:font-name="apple-system" fo:font-size="13pt" fo:letter-spacing="normal" fo:font-style="normal" fo:font-weight="bold" style:font-size-asian="13pt" style:font-weight-asian="bold" style:font-size-complex="13pt" style:font-weight-complex="bold"/>
    </style:style>
    <style:style style:name="T4" style:family="text">
      <style:text-properties fo:font-variant="normal" fo:text-transform="none" style:font-name="apple-system" fo:font-size="13pt" fo:letter-spacing="normal" fo:font-style="normal" fo:font-weight="bold" fo:background-color="#ffff00" loext:char-shading-value="0" style:font-size-asian="13pt" style:font-weight-asian="bold" style:font-size-complex="13pt" style:font-weight-complex="bold"/>
    </style:style>
    <style:style style:name="T5" style:family="text">
      <style:text-properties fo:font-variant="normal" fo:text-transform="none" style:font-name="apple-system" fo:font-size="13pt" fo:letter-spacing="normal" fo:font-style="normal" fo:font-weight="bold" fo:background-color="#ffff00" loext:char-shading-value="0" style:font-size-asian="13pt" style:font-weight-asian="bold" style:font-size-complex="13pt" style:font-weight-complex="bold"/>
    </style:style>
    <style:style style:name="T6"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migrate on-prem Kubernetes environment into Azure based AKS environment.</text:span><text:line-break/></text:p>
      <text:p text:style-name="P1"/>
      <text:p text:style-name="P1"><text:span text:style-name="T6"> </text:span><text:span text:style-name="T1">Understand the existing On-premises Kubernetes cluster</text:span><text:line-break/><text:span text:style-name="T1">* Identify the ingress controller and ensure the compatibility with AKS</text:span><text:line-break/><text:span text:style-name="T1">* Collect all the DNS names applied to On-Prem based Kubernetes environment</text:span><text:line-break/><text:span text:style-name="T1">* Identify and analyse the image repositories used in On-prem K8s cluster</text:span><text:line-break/><text:span text:style-name="T1">* Code repository details and the CI/CD environment details, we should know how the target Kubernetes cluster environment is mapped to deploy the applications.</text:span><text:line-break/><text:line-break/><text:span text:style-name="T1">Activities need to be done in Cloud:</text:span><text:line-break/><text:line-break/><text:span text:style-name="T1">* Design &amp; Build AKS cluster based on source cluster details with appropriate ingress-controller configured.</text:span><text:line-break/><text:span text:style-name="T1">* Create the image repositories in Azure container registry</text:span><text:line-break/><text:span text:style-name="T1">* Copy all the images from On-prem image repo to ACR (new code to be created with docker push &amp; pull commands)</text:span><text:line-break/><text:span text:style-name="T1">* We should make the necessary changes to the Application deployment code with newly built AKS cluster details</text:span><text:line-break/><text:span text:style-name="T1">* Now execute the pipeline to deploy the application into AKS cluster</text:span><text:line-break/><text:span text:style-name="T1">Access Kubernetes cluster from jump server and verify all the applications are in working condition</text:span><text:line-break/><text:line-break/><text:span text:style-name="T1">P.S: The above approach is applicable for Stateless based applications, however we should make some tweaks for the stateful applications where as the DB also deployed as a container.</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12:59:43.785000000</meta:creation-date>
    <dc:date>2022-09-08T13:00:41.594000000</dc:date>
    <meta:editing-duration>PT57S</meta:editing-duration>
    <meta:editing-cycles>3</meta:editing-cycles>
    <meta:generator>LibreOffice/7.3.2.2$Windows_X86_64 LibreOffice_project/49f2b1bff42cfccbd8f788c8dc32c1c309559be0</meta:generator>
    <meta:document-statistic meta:table-count="0" meta:image-count="0" meta:object-count="0" meta:page-count="1" meta:paragraph-count="2" meta:word-count="201" meta:character-count="1295" meta:non-whitespace-character-count="1090"/>
  </office:meta>
</office:document-meta>
</file>